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22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3.6cm" svg:height="0.962cm" svg:x="2.2cm" svg:y="1.6cm">
          <draw:text-box>
            <text:p><text:tab/><text:tab/><text:tab/><text:tab/></text:p>
          </draw:text-box>
        </draw:frame>
        <draw:frame draw:style-name="gr1" draw:text-style-name="P1" draw:layer="layout" svg:width="18.6cm" svg:height="0.962cm" svg:x="3.8cm" svg:y="1.6cm">
          <draw:text-box>
            <text:p>Verify Laboratory and Doctor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18.6cm" svg:height="0.962cm" svg:x="4.7cm" svg:y="1.6cm">
          <draw:text-box>
            <text:p>Registering User </text:p>
          </draw:text-box>
        </draw:frame>
        <draw:frame draw:style-name="gr4" draw:text-style-name="P4" draw:layer="layout" svg:width="26.4cm" svg:height="9.272cm" svg:x="1cm" svg:y="2.928cm">
          <draw:text-box>
            <text:p text:style-name="P3">There are few ways to register User</text:p>
            <text:p text:style-name="P3"/>
            <text:p text:style-name="P3">1) User can register by himself. <text:tab/><text:tab/><text:tab/><text:tab/><text:tab/><text:tab/><text:tab/><text:tab/><text:tab/><text:tab/>(Free)</text:p>
            <text:p text:style-name="P3"><text:tab/></text:p>
            <text:p text:style-name="P3">2) User can register himself/herself by going to Government register office.<text:tab/>(Free)</text:p>
            <text:p text:style-name="P3"/>
            <text:p text:style-name="P3">3) User can visit any Cyber cafe and register himself.<text:tab/><text:tab/><text:tab/><text:tab/><text:tab/><text:tab/>(With Payment)</text:p>
            <text:p text:style-name="P3"/>
            <text:p text:style-name="P3"/>
            <text:p text:style-name="P3">In every method, user should be registered by Aadhar card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18.4cm" svg:height="0.962cm" svg:x="4.6cm" svg:y="2cm">
          <draw:text-box>
            <text:p>Verifying User’s Health status</text:p>
          </draw:text-box>
        </draw:frame>
        <draw:frame draw:style-name="gr5" draw:text-style-name="P4" draw:layer="layout" svg:width="24.8cm" svg:height="12.338cm" svg:x="1.4cm" svg:y="3cm">
          <draw:text-box>
            <text:list text:style-name="L2">
              <text:list-item>
                <text:p text:style-name="P3">For Healthy Users:</text:p>
                <text:p text:style-name="P3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Verify Offline only:</text:p>
                        <text:p text:style-name="P3">1)Get check up done by Govt. Doctor<text:tab/><text:tab/><text:tab/><text:tab/><text:tab/><text:tab/>(Free)</text:p>
                        <text:p text:style-name="P3">2)Get check up done by Private Doctor(Registered)<text:tab/><text:tab/><text:tab/>(With paymen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For Unhealthy User:</text:p>
              </text:list-item>
            </text:list>
            <text:list text:style-name="L3">
              <text:list-header>
                <text:p text:style-name="P6"/>
                <text:list>
                  <text:list-item>
                    <text:list>
                      <text:list-item>
                        <text:p text:style-name="P3">Verify Online:</text:p>
                        <text:p text:style-name="P3">1)Upload report and Aadhar card Online &amp; get verified by head.<text:tab/><text:tab/>(Free)</text:p>
                        <text:p text:style-name="P3"/>
                      </text:list-item>
                      <text:list-item>
                        <text:p text:style-name="P3">Verify Offline:</text:p>
                      </text:list-item>
                      <text:list-item>
                        <text:p text:style-name="P3"><text:span text:style-name="T1">1)Verify offline with reports </text:span>and Aadhar card.<text:tab/><text:tab/><text:tab/><text:tab/><text:tab/>(With payment)</text:p>
                        <text:p text:style-name="P3"/>
                        <text:p text:style-name="P3">If any report of symptom is missing then generate list of reports to be generated.</text:p>
                      </text:list-item>
                    </text:list>
                  </text:list-item>
                </text:list>
              </text:list-header>
            </text:list>
            <text:list text:style-name="L4">
              <text:list-item>
                <text:list>
                  <text:list-header>
                    <text:p text:style-name="P3">- <text:s/>Reports</text:p>
                    <text:list>
                      <text:list-item>
                        <text:list>
                          <text:list-item>
                            <text:p text:style-name="P3">From govt. Laboratory.<text:tab/><text:tab/><text:tab/><text:tab/><text:tab/><text:tab/><text:tab/><text:tab/> <text:s text:c="3"/>(Free)</text:p>
                          </text:list-item>
                          <text:list-item>
                            <text:p text:style-name="P3">From any private registered laboratory.<text:tab/><text:tab/><text:tab/><text:tab/><text:tab/> <text:s text:c="3"/>(With Payment)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22.4cm" svg:height="0.962cm" svg:x="2.4cm" svg:y="1.6cm">
          <draw:text-box>
            <text:p>Problems</text:p>
          </draw:text-box>
        </draw:frame>
        <draw:frame draw:style-name="gr1" draw:text-style-name="P4" draw:layer="layout" svg:width="22.8cm" svg:height="5.228cm" svg:x="2.6cm" svg:y="3.2cm">
          <draw:text-box>
            <text:p text:style-name="P3">1)<text:tab/>Unregistered doctor or laboratory.</text:p>
            <text:p text:style-name="P3"/>
            <text:p text:style-name="P3">2) <text:tab/>Wrong health report during registeration.</text:p>
            <text:p text:style-name="P3"/>
            <text:p text:style-name="P3">3) <text:tab/>Wrong health report updated after registration.</text:p>
            <text:p text:style-name="P3"/>
            <text:p text:style-name="P3">4)<text:tab/>Wrong registeration details.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8:48:27.725804814</meta:creation-date>
    <dc:date>2020-02-27T23:14:26.312361183</dc:date>
    <meta:editing-duration>PT2H13M40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